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0.889in"/>
    </style:style>
    <style:style style:name="co2" style:family="table-column">
      <style:table-column-properties fo:break-before="auto" style:column-width="5.35in"/>
    </style:style>
    <style:style style:name="co3" style:family="table-column">
      <style:table-column-properties fo:break-before="auto" style:column-width="4.9319in"/>
    </style:style>
    <style:style style:name="co4" style:family="table-column">
      <style:table-column-properties fo:break-before="auto" style:column-width="2.4228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10"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9"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ext-properties fo:font-size="14pt" style:font-size-asian="14pt" style:font-size-complex="14pt"/>
    </style:style>
    <style:style style:name="ce6" style:family="table-cell" style:parent-style-name="Default">
      <style:table-cell-properties fo:background-color="#ff9900"/>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990000"/>
      <style:text-properties style:font-name="XB Tabriz" fo:font-size="14pt" style:font-size-asian="14pt" style:font-name-complex="XB Tabriz" style:font-size-complex="14pt"/>
    </style:style>
    <style:style style:name="ce10" style:family="table-cell" style:parent-style-name="Default">
      <style:paragraph-properties style:writing-mode="rl-tb"/>
      <style:text-properties style:font-name="XB Tabriz"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able-cell-properties fo:background-color="transparent"/>
      <style:text-properties style:font-name="XB Tabriz" fo:font-size="14pt" style:font-size-asian="14pt" style:font-name-complex="XB Tabriz" style:font-size-complex="14pt"/>
    </style:style>
    <style:style style:name="ce14" style:family="table-cell" style:parent-style-name="Default">
      <style:text-properties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6" style:family="table-cell" style:parent-style-name="Default">
      <style:table-cell-properties fo:background-color="#00cc00"/>
      <style:text-properties style:font-name="XB Tabriz" fo:font-size="14pt" style:font-size-asian="14pt" style:font-name-complex="XB Tabriz" style:font-size-complex="14pt"/>
    </style:style>
    <style:style style:name="ce17" style:family="table-cell" style:parent-style-name="Default">
      <style:table-cell-properties fo:background-color="#cc0066"/>
      <style:text-properties style:font-name="XB Tabriz" fo:font-size="14pt" style:font-size-asian="14pt" style:font-name-complex="XB Tabriz" style:font-size-complex="14pt"/>
    </style:style>
    <style:style style:name="ce18" style:family="table-cell" style:parent-style-name="Default">
      <style:table-cell-properties fo:background-color="#ff00ff"/>
      <style:text-properties style:font-name="XB Tabriz" fo:font-size="14pt" style:font-size-asian="14pt" style:font-name-complex="XB Tabriz" style:font-size-complex="14pt"/>
    </style:style>
    <style:style style:name="ce19" style:family="table-cell" style:parent-style-name="Default">
      <style:table-cell-properties fo:background-color="#ff3300"/>
      <style:text-properties style:font-name="XB Tabriz" fo:font-size="14pt" style:font-size-asian="14pt" style:font-name-complex="XB Tabriz" style:font-size-complex="14pt"/>
    </style:style>
    <style:style style:name="ce2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1" style:family="table-cell" style:parent-style-name="Default">
      <style:text-properties style:font-name="XB Tabriz" fo:font-size="14pt" style:font-name-asian="DejaVu Sans" style:font-size-asian="14pt" style:font-name-complex="XB Tabriz" style:font-size-complex="14pt"/>
    </style:style>
    <style:style style:name="ce2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3"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6" style:family="table-cell" style:parent-style-name="Default">
      <style:text-properties fo:font-size="12pt" style:font-size-asian="12pt" style:font-name-complex="XB Tabriz" style:font-size-complex="12pt"/>
    </style:style>
    <style:style style:name="ce27"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8" style:family="table-cell" style:parent-style-name="Default">
      <style:text-properties style:font-name="Arial" fo:font-size="12pt" style:font-size-asian="12pt" style:font-name-complex="XB Tabriz" style:font-size-complex="12pt"/>
    </style:style>
    <style:style style:name="ce30" style:family="table-cell" style:parent-style-name="Default">
      <style:text-properties style:font-name="Arial" fo:font-size="12pt" style:font-size-asian="12pt" style:font-size-complex="12pt"/>
    </style:style>
    <style:style style:name="ce31"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number-columns-repeated="1021"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5.5594in" svg:y="54.2197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7"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7"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7"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7"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594in" svg:y="166.8878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style-name="ce4"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4"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style-name="ce4"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4846in" svg:y="87.7697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office:value-type="string" calcext:value-type="string">
            <text:p>درجہ</text:p>
          </table:table-cell>
          <table:table-cell table:number-columns-repeated="1022"/>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2" office:value-type="string" calcext:value-type="string">
            <text:p>وتر، مرکزی وتر</text:p>
          </table:table-cell>
          <table:table-cell table:style-name="ce6"/>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2">
          <table:table-cell office:value-type="string" calcext:value-type="string">
            <text:p>disk</text:p>
          </table:table-cell>
          <table:table-cell office:value-type="string" calcext:value-type="string">
            <text:p>قر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text:p>
          </table:table-cell>
          <table:table-cell office:value-type="string" calcext:value-type="string">
            <text:p>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2">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1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13"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4"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5" office:value-type="string" calcext:value-type="string">
            <text:p>inner product, inner product space</text:p>
          </table:table-cell>
          <table:table-cell table:style-name="ce5" office:value-type="string" calcext:value-type="string">
            <text:p>اندرونی ضرب، اندرونی ضرب فضا</text:p>
          </table:table-cell>
          <table:table-cell table:style-name="ce5"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5"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maths)</text:p>
          </table:table-cell>
          <table:table-cell office:value-type="string" calcext:value-type="string">
            <text:p>ہموار سطحیں</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ق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te: modulate amplitude, modulate frequency</text:p>
          </table:table-cell>
          <table:table-cell table:style-name="ce1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ize, normalize with alpha</text:p>
          </table:table-cell>
          <table:table-cell table:style-name="ce1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9"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9"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1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13" office:value-type="string" calcext:value-type="string">
            <text:p>منحنی مقدار معلوم</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2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positive sense of curve (maths)</text:p>
          </table:table-cell>
          <table:table-cell office:value-type="string" calcext:value-type="string">
            <text:p>منحنی کی مثبت دائری سمت</text:p>
          </table:table-cell>
          <table:table-cell office:value-type="string" calcext:value-type="string">
            <text:p>مثبت دائری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1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13"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گردشہ، گردشی اثر کا بازو</text:p>
          </table:table-cell>
          <table:table-cell office:value-type="string" calcext:value-type="string">
            <text:p>قوت گردشہ</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5"/>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3"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3"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968">
          <table:table-cell table:number-columns-repeated="1024"/>
        </table:table-row>
        <table:table-row table:style-name="ro2">
          <table:table-cell table:number-columns-repeated="1024"/>
        </table:table-row>
      </table:table>
      <table:table table:name="symbols" table:style-name="ta1" table:print="false">
        <table:table-column table:style-name="co6" table:default-cell-style-name="ce24"/>
        <table:table-column table:style-name="co7" table:default-cell-style-name="ce25"/>
        <table:table-column table:style-name="co8" table:default-cell-style-name="ce26"/>
        <table:table-column table:style-name="co5" table:default-cell-style-name="ce27"/>
        <table:table-column table:style-name="co10" table:default-cell-style-name="ce28"/>
        <table:table-column table:style-name="co5" table:number-columns-repeated="6" table:default-cell-style-name="ce30"/>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165in" table:end-y="0.2012in" draw:z-index="1" draw:style-name="gr2" svg:width="0.1776in" svg:height="0.2004in" svg:x="0.8315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386in" table:end-y="0.2102in" draw:z-index="3" draw:style-name="gr2" svg:width="0.5134in" svg:height="0.2094in" svg:x="0.8177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728in" table:end-y="0.0469in" draw:z-index="5" draw:style-name="gr2" svg:width="0.5484in" svg:height="0.2091in" svg:x="0.816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5">
            <draw:frame table:end-cell-address="symbols.D13" table:end-x="0.8843in" table:end-y="0.2094in" draw:z-index="7" draw:style-name="gr2" svg:width="0.1776in" svg:height="0.2087in" svg:x="0.7067in" svg:y="0.3118in">
              <text:p/>
              <draw:object xlink:href="./Object 8" xlink:type="simple" xlink:show="embed" xlink:actuate="onLoad"/>
              <draw:image xlink:href="./ObjectReplacements/Object 8" xlink:type="simple" xlink:show="embed" xlink:actuate="onLoad"/>
            </draw:frame>
            <draw:frame table:end-cell-address="symbols.E13" table:end-x="0.0134in" table:end-y="0.2094in" draw:z-index="9" draw:style-name="gr2" svg:width="0.1992in" svg:height="0.2087in" svg:x="0.7067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5"/>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9" table:number-columns-repeated="1024" table:default-cell-style-name="ce29"/>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5">00/00/0000</text:date>, <text:time style:data-style-name="N2" text:time-value="07:44:42.66807963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5-15T08:15:39.062955816</dc:date>
    <meta:editing-duration>P36DT15H19M27S</meta:editing-duration>
    <meta:editing-cycles>1624</meta:editing-cycles>
    <meta:generator>LibreOffice/4.2.8.2$Linux_x86 LibreOffice_project/420m0$Build-2</meta:generator>
    <meta:document-statistic meta:table-count="3" meta:cell-count="337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